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021" calcext:value-type="float">
            <text:p>12021</text:p>
          </table:table-cell>
          <table:table-cell/>
          <table:table-cell office:value-type="float" office:value="12021" calcext:value-type="float">
            <text:p>120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3:13:22.350350819</meta:creation-date>
    <dc:date>2020-10-21T23:13:53.868159424</dc:date>
    <meta:editing-duration>PT32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